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1020" table:default-cell-style-name="ce3"/>
        <table:table-row table:style-name="ro2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2">
          <table:table-cell table:style-name="ce1" table:number-columns-repeated="3"/>
          <table:table-cell table:style-name="ce6"/>
          <table:table-cell table:style-name="ce1">
            <draw:frame table:end-cell-address="Feuille1.J26" table:end-x="29.65pt" table:end-y="5.19pt" draw:z-index="0" draw:style-name="gr1" svg:width="373.95pt" svg:height="314.31pt" svg:x="15.7pt" svg:y="1.7pt">
              <draw:object draw:notify-on-update-of-ranges="Feuille1.A4:Feuille1.A15 Feuille1.B3:Feuille1.B3 Feuille1.B4:Feuille1.B15 Feuille1.C3:Feuille1.C3 Feuille1.C4:Feui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ois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janvie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v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i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ille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oû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ptembre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tobre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embre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00/00/0000</text:date>, <text:time style:data-style-name="N2" text:time-value="12:48:26.920831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22-04-27T12:48:42.532196438</dc:date>
    <meta:editing-duration>PT1H39M27S</meta:editing-duration>
    <meta:editing-cycles>22</meta:editing-cycles>
    <meta:generator>NeoOffice_Developer_Build/2022_Developer_Preview$MacOSX_AARCH64 NeoOffice Developer Build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93cm" svg:height="11.089cm" xlink:href=".." xlink:type="simple" chart:class="chart:bar" chart:style-name="ch1">
        <chart:legend chart:legend-position="end" svg:x="11.885cm" svg:y="5.049cm" style:legend-expansion="high" chart:style-name="ch2"/>
        <chart:plot-area chart:style-name="ch3" table:cell-range-address="Feuille1.A4:Feuille1.C15 Feuille1.B3:Feuille1.C3" chart:data-source-has-labels="both" svg:x="1.274cm" svg:y="0.221cm" svg:width="10.348cm" svg:height="9.666cm">
          <chartooo:coordinate-region svg:x="1.839cm" svg:y="0.394cm" svg:width="9.783cm" svg:height="7.911cm"/>
          <chart:axis chart:dimension="x" chart:name="primary-x" chart:style-name="ch4" chartooo:axis-type="text">
            <chart:title svg:x="6.055cm" svg:y="10.108cm" chart:style-name="ch5">
              <text:p>Mois</text:p>
            </chart:title>
            <chart:categories table:cell-range-address="Feuille1.A4:Feuille1.A15"/>
          </chart:axis>
          <chart:axis chart:dimension="y" chart:name="primary-y" chart:style-name="ch6">
            <chart:title svg:x="0.451cm" svg:y="6.258cm" chart:style-name="ch7">
              <text:p>Chiffre d'affaires</text:p>
            </chart:title>
            <chart:grid chart:style-name="ch8" chart:class="major"/>
          </chart:axis>
          <chart:series chart:style-name="ch9" chart:values-cell-range-address="Feuille1.B4:Feuille1.B15" chart:label-cell-address="Feuille1.B3:Feuille1.B3" chart:class="chart:bar">
            <chart:data-point chart:repeated="12"/>
          </chart:series>
          <chart:series chart:style-name="ch10" chart:values-cell-range-address="Feuille1.C4:Feuille1.C15" chart:label-cell-address="Feuille1.C3:Feui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2</text:p>
                <draw:g>
                  <svg:desc>Feuille1.B3:Feuille1.B3</svg:desc>
                </draw:g>
              </table:table-cell>
              <table:table-cell office:value-type="string">
                <text:p>2023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vier</text:p>
                <draw:g>
                  <svg:desc>Feuille1.A4:Feuille1.A15</svg:desc>
                </draw:g>
              </table:table-cell>
              <table:table-cell office:value-type="float" office:value="20">
                <text:p>20</text:p>
                <draw:g>
                  <svg:desc>Feuille1.B4:Feuille1.B15</svg:desc>
                </draw:g>
              </table:table-cell>
              <table:table-cell office:value-type="float" office:value="24">
                <text:p>24</text:p>
                <draw:g>
                  <svg:desc>Feuille1.C4:Feuille1.C15</svg:desc>
                </draw:g>
              </table:table-cell>
            </table:table-row>
            <table:table-row>
              <table:table-cell office:value-type="string">
                <text:p>févrie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v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in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ille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oû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re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re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e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éc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_Developer_Build/2022_Developer_Preview$MacOSX_AARCH64 NeoOffice Developer Build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